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7cm" fo:min-width="1.56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7cm" fo:min-width="1.476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otted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305cm" svg:stroke-color="#ff3333" draw:marker-start-width="1.117cm" draw:marker-end-width="1.117cm" draw:fill="none" draw:textarea-vertical-align="middle" fo:padding-top="0.277cm" fo:padding-bottom="0.277cm" fo:padding-left="0.402cm" fo:padding-right="0.4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413cm" svg:x="9.25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5.57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2.68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1cm" svg:height="2.413cm" svg:x="2.77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2.413cm" svg:x="11.66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6.367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925cm" svg:height="0.962cm" svg:x="5.663cm" svg:y="3.975cm">
          <draw:text-box>
            <text:p>X</text:p>
          </draw:text-box>
        </draw:frame>
        <draw:frame draw:style-name="gr6" draw:text-style-name="P2" draw:layer="layout" svg:width="0.925cm" svg:height="0.962cm" svg:x="2.996cm" svg:y="8.62cm">
          <draw:text-box>
            <text:p>Y</text:p>
          </draw:text-box>
        </draw:frame>
        <draw:frame draw:style-name="gr7" draw:text-style-name="P2" draw:layer="layout" svg:width="1.305cm" svg:height="1.216cm" svg:x="1.254cm" svg:y="13.573cm">
          <draw:text-box>
            <text:p>X</text:p>
          </draw:text-box>
        </draw:frame>
        <draw:frame draw:style-name="gr8" draw:text-style-name="P2" draw:layer="layout" svg:width="2.032cm" svg:height="1.016cm" svg:x="9.763cm" svg:y="4.175cm">
          <draw:text-box>
            <text:p>(4,5)</text:p>
          </draw:text-box>
        </draw:frame>
        <draw:frame draw:style-name="gr8" draw:text-style-name="P2" draw:layer="layout" svg:width="2.032cm" svg:height="1.016cm" svg:x="5.953cm" svg:y="8.747cm">
          <draw:text-box>
            <text:p>(3,2)</text:p>
          </draw:text-box>
        </draw:frame>
        <draw:frame draw:style-name="gr8" draw:text-style-name="P2" draw:layer="layout" svg:width="2.032cm" svg:height="1.016cm" svg:x="3.413cm" svg:y="13.7cm">
          <draw:text-box>
            <text:p>(2,1)</text:p>
          </draw:text-box>
        </draw:frame>
        <draw:frame draw:style-name="gr8" draw:text-style-name="P2" draw:layer="layout" svg:width="2.032cm" svg:height="1.016cm" svg:x="13.065cm" svg:y="8.239cm">
          <draw:text-box>
            <text:p>(5,4)</text:p>
          </draw:text-box>
        </draw:frame>
        <draw:frame draw:style-name="gr9" draw:text-style-name="P2" draw:layer="layout" svg:width="2.159cm" svg:height="0.962cm" svg:x="12.049cm" svg:y="13.192cm">
          <draw:text-box>
            <text:p>(8,3)</text:p>
          </draw:text-box>
        </draw:frame>
        <draw:frame draw:style-name="gr8" draw:text-style-name="P2" draw:layer="layout" svg:width="2.032cm" svg:height="1.016cm" svg:x="16.748cm" svg:y="12.938cm">
          <draw:text-box>
            <text:p>(6,8)</text:p>
          </draw:text-box>
        </draw:frame>
        <draw:line draw:style-name="gr10" draw:text-style-name="P3" draw:layer="layout" svg:x1="7.604cm" svg:y1="8.366cm" svg:x2="9.89cm" svg:y2="5.699cm">
          <text:p/>
        </draw:line>
        <draw:line draw:style-name="gr10" draw:text-style-name="P3" draw:layer="layout" svg:x1="11.668cm" svg:y1="5.572cm" svg:x2="13.192cm" svg:y2="7.731cm">
          <text:p/>
        </draw:line>
        <draw:line draw:style-name="gr10" draw:text-style-name="P3" draw:layer="layout" svg:x1="4.683cm" svg:y1="13.065cm" svg:x2="6.334cm" svg:y2="10.271cm">
          <text:p/>
        </draw:line>
        <draw:line draw:style-name="gr10" draw:text-style-name="P3" draw:layer="layout" svg:x1="17.003cm" svg:y1="12.176cm" svg:x2="14.593cm" svg:y2="9.684cm">
          <text:p/>
        </draw:line>
        <draw:line draw:style-name="gr10" draw:text-style-name="P3" draw:layer="layout" svg:x1="12.43cm" svg:y1="12.684cm" svg:x2="13.954cm" svg:y2="10.017cm">
          <text:p/>
        </draw:line>
        <draw:line draw:style-name="gr11" draw:text-style-name="P3" draw:layer="layout" svg:x1="4.048cm" svg:y1="7.223cm" svg:x2="18.526cm" svg:y2="6.969cm">
          <text:p/>
        </draw:line>
        <draw:line draw:style-name="gr11" draw:text-style-name="P3" draw:layer="layout" svg:x1="3.159cm" svg:y1="11.795cm" svg:x2="17.637cm" svg:y2="11.541cm">
          <text:p/>
        </draw:line>
        <draw:line draw:style-name="gr11" draw:text-style-name="P3" draw:layer="layout" svg:x1="2.016cm" svg:y1="17.002cm" svg:x2="18.907cm" svg:y2="16.748cm">
          <text:p/>
        </draw:line>
        <draw:custom-shape draw:style-name="gr12" draw:text-style-name="P1" draw:layer="layout" svg:width="2.667cm" svg:height="2.413cm" svg:x="7.223cm" svg:y="13.065cm">
          <text:p text:style-name="P4">(1,6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7.477cm" svg:y1="10.271cm" svg:x2="8.239cm" svg:y2="13.065cm">
          <text:p/>
        </draw:line>
        <draw:frame draw:style-name="gr13" draw:text-style-name="P2" draw:layer="layout" svg:width="8.643cm" svg:height="0.962cm" svg:x="3.794cm" svg:y="20.558cm">
          <draw:text-box>
            <text:p>(5,1) Nächster nachbar: (3,2)</text:p>
          </draw:text-box>
        </draw:frame>
        <draw:line draw:style-name="gr14" draw:text-style-name="P3" draw:layer="layout" svg:x1="6.969cm" svg:y1="11.287cm" svg:x2="9.62cm" svg:y2="12.176cm">
          <text:p/>
        </draw:line>
        <draw:line draw:style-name="gr14" draw:text-style-name="P3" draw:layer="layout" svg:x1="6.461cm" svg:y1="13.319cm" svg:x2="4.175cm" svg:y2="11.16cm">
          <text:p/>
        </draw:line>
        <draw:line draw:style-name="gr14" draw:text-style-name="P3" draw:layer="layout" svg:x1="15.478cm" svg:y1="11.795cm" svg:x2="17.256cm" svg:y2="9.636cm">
          <text:p/>
        </draw:line>
        <draw:line draw:style-name="gr14" draw:text-style-name="P3" draw:layer="layout" svg:x1="11.668cm" svg:y1="7.35cm" svg:x2="13.446cm" svg:y2="5.191cm">
          <text:p/>
        </draw:line>
        <draw:line draw:style-name="gr14" draw:text-style-name="P3" draw:layer="layout" svg:x1="11.414cm" svg:y1="11.287cm" svg:x2="14.589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ted" draw:style="rect" draw:dots1="1" draw:dots2="1" draw:distance="0.3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111111" draw:marker-start-width="0.203cm" draw:marker-end-width="0.203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23:09:47.448069194</meta:creation-date>
    <dc:date>2015-11-11T00:21:57.453784106</dc:date>
    <meta:editing-duration>PT22M26S</meta:editing-duration>
    <meta:editing-cycles>6</meta:editing-cycles>
    <meta:generator>LibreOffice/4.4.6.3$Linux_X86_64 LibreOffice_project/40m0$Build-3</meta:generator>
    <meta:document-statistic meta:object-count="31"/>
  </office:meta>
</office:document-meta>
</file>